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7.589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/media/navid/D410CF4E10CF3670/00Khazaee-DONotDelete-09132943946/DB/newcut-data/vids-1080/10.mp4:-/media/navid/D410CF4E10CF3670/00Khazaee-DONotDelete-09132943946/DB/newcut-data/vids-1080/13.mp4:-/media/navid/D410CF4E10CF3670/00Khazaee-DONotDelete-09132943946/DB/newcut-data/vids-1080/14.mp4:-/media/navid/D410CF4E10CF3670/00Khazaee-DONotDelete-09132943946/DB/newcut-data/vids-1080/15.mp4:-/media/navid/D410CF4E10CF3670/00Khazaee-DONotDelete-09132943946/DB/newcut-data/vids-1080/16.mp4:-/media/navid/D410CF4E10CF3670/00Khazaee-DONotDelete-09132943946/DB/newcut-data/vids-1080/17.mp4:-/media/navid/D410CF4E10CF3670/00Khazaee-DONotDelete-09132943946/DB/newcut-data/vids-1080/18.mp4:-/media/navid/D410CF4E10CF3670/00Khazaee-DONotDelete-09132943946/DB/newcut-data/vids-1080/19.mp4:-/media/navid/D410CF4E10CF3670/00Khazaee-DONotDelete-09132943946/DB/newcut-data/vids-1080/1.mp4:-/media/navid/D410CF4E10CF3670/00Khazaee-DONotDelete-09132943946/DB/newcut-data/vids-1080/20.mp4:-/media/navid/D410CF4E10CF3670/00Khazaee-DONotDelete-09132943946/DB/newcut-data/vids-1080/22.mp4:-/media/navid/D410CF4E10CF3670/00Khazaee-DONotDelete-09132943946/DB/newcut-data/vids-1080/24.mp4:-/media/navid/D410CF4E10CF3670/00Khazaee-DONotDelete-09132943946/DB/newcut-data/vids-1080/25.mp4:-/media/navid/D410CF4E10CF3670/00Khazaee-DONotDelete-09132943946/DB/newcut-data/vids-1080/26.mp4:-/media/navid/D410CF4E10CF3670/00Khazaee-DONotDelete-09132943946/DB/newcut-data/vids-1080/28.mp4:-/media/navid/D410CF4E10CF3670/00Khazaee-DONotDelete-09132943946/DB/newcut-data/vids-1080/2.mp4:-/media/navid/D410CF4E10CF3670/00Khazaee-DONotDelete-09132943946/DB/newcut-data/vids-1080/33.mp4:-/media/navid/D410CF4E10CF3670/00Khazaee-DONotDelete-09132943946/DB/newcut-data/vids-1080/35.mp4:-/media/navid/D410CF4E10CF3670/00Khazaee-DONotDelete-09132943946/DB/newcut-data/vids-1080/36-31old.mp4:-/media/navid/D410CF4E10CF3670/00Khazaee-DONotDelete-09132943946/DB/newcut-data/vids-1080/3.mp4:-/media/navid/D410CF4E10CF3670/00Khazaee-DONotDelete-09132943946/DB/newcut-data/vids-1080/48.mp4:-/media/navid/D410CF4E10CF3670/00Khazaee-DONotDelete-09132943946/DB/newcut-data/vids-1080/4.mp4:-/media/navid/D410CF4E10CF3670/00Khazaee-DONotDelete-09132943946/DB/newcut-data/vids-1080/5.mp4:-/media/navid/D410CF4E10CF3670/00Khazaee-DONotDelete-09132943946/DB/newcut-data/vids-1080/68.mp4:-/media/navid/D410CF4E10CF3670/00Khazaee-DONotDelete-09132943946/DB/newcut-data/vids-1080/77.mp4:-/media/navid/D410CF4E10CF3670/00Khazaee-DONotDelete-09132943946/DB/newcut-data/vids-1080/79.mp4:-/media/navid/D410CF4E10CF3670/00Khazaee-DONotDelete-09132943946/DB/newcut-data/vids-1080/7.mp4:-/media/navid/D410CF4E10CF3670/00Khazaee-DONotDelete-09132943946/DB/newcut-data/vids-1080/8.mp4:-/media/navid/D410CF4E10CF3670/00Khazaee-DONotDelete-09132943946/DB/newcut-data/vids-1080/10.mp4:-mser </text:p>
          </table:table-cell>
          <table:table-cell office:value-type="float" office:value="0.144987" calcext:value-type="float">
            <text:p>0.144987</text:p>
          </table:table-cell>
          <table:table-cell office:value-type="float" office:value="0.102643" calcext:value-type="float">
            <text:p>0.102643</text:p>
          </table:table-cell>
          <table:table-cell office:value-type="string" calcext:value-type="string">
            <text:p>mser-neg </text:p>
          </table:table-cell>
          <table:table-cell office:value-type="float" office:value="0.043195" calcext:value-type="float">
            <text:p>0.043195</text:p>
          </table:table-cell>
          <table:table-cell office:value-type="float" office:value="0.0112369" calcext:value-type="float">
            <text:p>0.0112369</text:p>
          </table:table-cell>
          <table:table-cell office:value-type="float" office:value="304" calcext:value-type="float">
            <text:p>304</text:p>
          </table:table-cell>
          <table:table-cell table:formula="of:=SUMPRODUCT([.B1:.B28];[.G1:.G28])/SUM([.G1:.G28])" office:value-type="float" office:value="0.152311694206549" calcext:value-type="float">
            <text:p>0.1523116942</text:p>
          </table:table-cell>
          <table:table-cell table:formula="of:=SUMPRODUCT([.C1:.C28];[.G1:.G28])/SUM([.G1:.G28])" office:value-type="float" office:value="0.159154824202351" calcext:value-type="float">
            <text:p>0.1591548242</text:p>
          </table:table-cell>
          <table:table-cell/>
          <table:table-cell table:formula="of:=SUMPRODUCT([.E1:.E28];[.G1:.G28])/SUM([.G1:.G28])" office:value-type="float" office:value="0.039006607134061" calcext:value-type="float">
            <text:p>0.0390066071</text:p>
          </table:table-cell>
          <table:table-cell table:formula="of:=SUMPRODUCT([.F1:.F28];[.G1:.G28])/SUM([.G1:.G28])" office:value-type="float" office:value="0.0154569392737196" calcext:value-type="float">
            <text:p>0.0154569393</text:p>
          </table:table-cell>
        </table:table-row>
        <table:table-row table:style-name="ro1">
          <table:table-cell office:value-type="string" calcext:value-type="string">
            <text:p>/media/navid/D410CF4E10CF3670/00Khazaee-DONotDelete-09132943946/DB/newcut-data/vids-1080/13.mp4:-mser </text:p>
          </table:table-cell>
          <table:table-cell office:value-type="float" office:value="0.104692" calcext:value-type="float">
            <text:p>0.104692</text:p>
          </table:table-cell>
          <table:table-cell office:value-type="float" office:value="0.107497" calcext:value-type="float">
            <text:p>0.107497</text:p>
          </table:table-cell>
          <table:table-cell office:value-type="string" calcext:value-type="string">
            <text:p>mser-neg </text:p>
          </table:table-cell>
          <table:table-cell office:value-type="float" office:value="0.0424419" calcext:value-type="float">
            <text:p>0.0424419</text:p>
          </table:table-cell>
          <table:table-cell office:value-type="float" office:value="0.011382" calcext:value-type="float">
            <text:p>0.011382</text:p>
          </table:table-cell>
          <table:table-cell office:value-type="float" office:value="349" calcext:value-type="float">
            <text:p>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4.mp4:-mser </text:p>
          </table:table-cell>
          <table:table-cell office:value-type="float" office:value="0.150429" calcext:value-type="float">
            <text:p>0.150429</text:p>
          </table:table-cell>
          <table:table-cell office:value-type="float" office:value="0.0998941" calcext:value-type="float">
            <text:p>0.0998941</text:p>
          </table:table-cell>
          <table:table-cell office:value-type="string" calcext:value-type="string">
            <text:p>mser-neg </text:p>
          </table:table-cell>
          <table:table-cell office:value-type="float" office:value="0.0374148" calcext:value-type="float">
            <text:p>0.0374148</text:p>
          </table:table-cell>
          <table:table-cell office:value-type="float" office:value="0.0144007" calcext:value-type="float">
            <text:p>0.0144007</text:p>
          </table:table-cell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5.mp4:-mser </text:p>
          </table:table-cell>
          <table:table-cell office:value-type="float" office:value="0.0598787" calcext:value-type="float">
            <text:p>0.0598787</text:p>
          </table:table-cell>
          <table:table-cell office:value-type="float" office:value="0.0810959" calcext:value-type="float">
            <text:p>0.0810959</text:p>
          </table:table-cell>
          <table:table-cell office:value-type="string" calcext:value-type="string">
            <text:p>mser-neg </text:p>
          </table:table-cell>
          <table:table-cell office:value-type="float" office:value="0.0321839" calcext:value-type="float">
            <text:p>0.0321839</text:p>
          </table:table-cell>
          <table:table-cell office:value-type="float" office:value="0.00763008" calcext:value-type="float">
            <text:p>0.00763008</text:p>
          </table:table-cell>
          <table:table-cell office:value-type="float" office:value="391" calcext:value-type="float">
            <text:p>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6.mp4:-mser </text:p>
          </table:table-cell>
          <table:table-cell office:value-type="float" office:value="0.121102" calcext:value-type="float">
            <text:p>0.121102</text:p>
          </table:table-cell>
          <table:table-cell office:value-type="float" office:value="0.158905" calcext:value-type="float">
            <text:p>0.158905</text:p>
          </table:table-cell>
          <table:table-cell office:value-type="string" calcext:value-type="string">
            <text:p>mser-neg </text:p>
          </table:table-cell>
          <table:table-cell office:value-type="float" office:value="0.0206917" calcext:value-type="float">
            <text:p>0.0206917</text:p>
          </table:table-cell>
          <table:table-cell office:value-type="float" office:value="0.00412518" calcext:value-type="float">
            <text:p>0.00412518</text:p>
          </table:table-cell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7.mp4:-mser </text:p>
          </table:table-cell>
          <table:table-cell office:value-type="float" office:value="0.297053" calcext:value-type="float">
            <text:p>0.297053</text:p>
          </table:table-cell>
          <table:table-cell office:value-type="float" office:value="0.197769" calcext:value-type="float">
            <text:p>0.197769</text:p>
          </table:table-cell>
          <table:table-cell office:value-type="string" calcext:value-type="string">
            <text:p>mser-neg </text:p>
          </table:table-cell>
          <table:table-cell office:value-type="float" office:value="0.0653374" calcext:value-type="float">
            <text:p>0.0653374</text:p>
          </table:table-cell>
          <table:table-cell office:value-type="float" office:value="0.0123178" calcext:value-type="float">
            <text:p>0.0123178</text:p>
          </table:table-cell>
          <table:table-cell office:value-type="float" office:value="339" calcext:value-type="float">
            <text:p>3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8.mp4:-mser </text:p>
          </table:table-cell>
          <table:table-cell office:value-type="float" office:value="0.110932" calcext:value-type="float">
            <text:p>0.110932</text:p>
          </table:table-cell>
          <table:table-cell office:value-type="float" office:value="0.132054" calcext:value-type="float">
            <text:p>0.132054</text:p>
          </table:table-cell>
          <table:table-cell office:value-type="string" calcext:value-type="string">
            <text:p>mser-neg </text:p>
          </table:table-cell>
          <table:table-cell office:value-type="float" office:value="0.0448826" calcext:value-type="float">
            <text:p>0.0448826</text:p>
          </table:table-cell>
          <table:table-cell office:value-type="float" office:value="0.0137632" calcext:value-type="float">
            <text:p>0.0137632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9.mp4:-mser </text:p>
          </table:table-cell>
          <table:table-cell office:value-type="float" office:value="0.151796" calcext:value-type="float">
            <text:p>0.151796</text:p>
          </table:table-cell>
          <table:table-cell office:value-type="float" office:value="0.191349" calcext:value-type="float">
            <text:p>0.191349</text:p>
          </table:table-cell>
          <table:table-cell office:value-type="string" calcext:value-type="string">
            <text:p>mser-neg </text:p>
          </table:table-cell>
          <table:table-cell office:value-type="float" office:value="0.043457" calcext:value-type="float">
            <text:p>0.043457</text:p>
          </table:table-cell>
          <table:table-cell office:value-type="float" office:value="0.0173164" calcext:value-type="float">
            <text:p>0.0173164</text:p>
          </table:table-cell>
          <table:table-cell office:value-type="float" office:value="1398" calcext:value-type="float">
            <text:p>1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.mp4:-mser </text:p>
          </table:table-cell>
          <table:table-cell office:value-type="float" office:value="0.195653" calcext:value-type="float">
            <text:p>0.195653</text:p>
          </table:table-cell>
          <table:table-cell office:value-type="float" office:value="0.131672" calcext:value-type="float">
            <text:p>0.131672</text:p>
          </table:table-cell>
          <table:table-cell office:value-type="string" calcext:value-type="string">
            <text:p>mser-neg </text:p>
          </table:table-cell>
          <table:table-cell office:value-type="float" office:value="0.0162733" calcext:value-type="float">
            <text:p>0.0162733</text:p>
          </table:table-cell>
          <table:table-cell office:value-type="float" office:value="0.00590091" calcext:value-type="float">
            <text:p>0.00590091</text:p>
          </table:table-cell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0.mp4:-mser </text:p>
          </table:table-cell>
          <table:table-cell office:value-type="float" office:value="0.119588" calcext:value-type="float">
            <text:p>0.119588</text:p>
          </table:table-cell>
          <table:table-cell office:value-type="float" office:value="0.175796" calcext:value-type="float">
            <text:p>0.175796</text:p>
          </table:table-cell>
          <table:table-cell office:value-type="string" calcext:value-type="string">
            <text:p>mser-neg </text:p>
          </table:table-cell>
          <table:table-cell office:value-type="float" office:value="0.0257349" calcext:value-type="float">
            <text:p>0.0257349</text:p>
          </table:table-cell>
          <table:table-cell office:value-type="float" office:value="0.0091324" calcext:value-type="float">
            <text:p>0.0091324</text:p>
          </table:table-cell>
          <table:table-cell office:value-type="float" office:value="643" calcext:value-type="float">
            <text:p>6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2.mp4:-mser </text:p>
          </table:table-cell>
          <table:table-cell office:value-type="float" office:value="0.121231" calcext:value-type="float">
            <text:p>0.121231</text:p>
          </table:table-cell>
          <table:table-cell office:value-type="float" office:value="0.167196" calcext:value-type="float">
            <text:p>0.167196</text:p>
          </table:table-cell>
          <table:table-cell office:value-type="string" calcext:value-type="string">
            <text:p>mser-neg </text:p>
          </table:table-cell>
          <table:table-cell office:value-type="float" office:value="0.0484995" calcext:value-type="float">
            <text:p>0.0484995</text:p>
          </table:table-cell>
          <table:table-cell office:value-type="float" office:value="0.0199654" calcext:value-type="float">
            <text:p>0.0199654</text:p>
          </table:table-cell>
          <table:table-cell office:value-type="float" office:value="1657" calcext:value-type="float">
            <text:p>1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4.mp4:-mser </text:p>
          </table:table-cell>
          <table:table-cell office:value-type="float" office:value="0.0570317" calcext:value-type="float">
            <text:p>0.0570317</text:p>
          </table:table-cell>
          <table:table-cell office:value-type="float" office:value="0.0949137" calcext:value-type="float">
            <text:p>0.0949137</text:p>
          </table:table-cell>
          <table:table-cell office:value-type="string" calcext:value-type="string">
            <text:p>mser-neg </text:p>
          </table:table-cell>
          <table:table-cell office:value-type="float" office:value="0.0545739" calcext:value-type="float">
            <text:p>0.0545739</text:p>
          </table:table-cell>
          <table:table-cell office:value-type="float" office:value="0.0228" calcext:value-type="float">
            <text:p>0.0228</text:p>
          </table:table-cell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5.mp4:-mser </text:p>
          </table:table-cell>
          <table:table-cell office:value-type="float" office:value="0.232281" calcext:value-type="float">
            <text:p>0.232281</text:p>
          </table:table-cell>
          <table:table-cell office:value-type="float" office:value="0.11194" calcext:value-type="float">
            <text:p>0.11194</text:p>
          </table:table-cell>
          <table:table-cell office:value-type="string" calcext:value-type="string">
            <text:p>mser-neg </text:p>
          </table:table-cell>
          <table:table-cell office:value-type="float" office:value="0.0349025" calcext:value-type="float">
            <text:p>0.0349025</text:p>
          </table:table-cell>
          <table:table-cell office:value-type="float" office:value="0.0230715" calcext:value-type="float">
            <text:p>0.0230715</text:p>
          </table:table-cell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6.mp4:-mser </text:p>
          </table:table-cell>
          <table:table-cell office:value-type="float" office:value="0.289932" calcext:value-type="float">
            <text:p>0.289932</text:p>
          </table:table-cell>
          <table:table-cell office:value-type="float" office:value="0.122434" calcext:value-type="float">
            <text:p>0.122434</text:p>
          </table:table-cell>
          <table:table-cell office:value-type="string" calcext:value-type="string">
            <text:p>mser-neg </text:p>
          </table:table-cell>
          <table:table-cell office:value-type="float" office:value="0.0363199" calcext:value-type="float">
            <text:p>0.0363199</text:p>
          </table:table-cell>
          <table:table-cell office:value-type="float" office:value="0.0118264" calcext:value-type="float">
            <text:p>0.0118264</text:p>
          </table:table-cell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8.mp4:-mser </text:p>
          </table:table-cell>
          <table:table-cell office:value-type="float" office:value="0.0732819" calcext:value-type="float">
            <text:p>0.0732819</text:p>
          </table:table-cell>
          <table:table-cell office:value-type="float" office:value="0.124983" calcext:value-type="float">
            <text:p>0.124983</text:p>
          </table:table-cell>
          <table:table-cell office:value-type="string" calcext:value-type="string">
            <text:p>mser-neg </text:p>
          </table:table-cell>
          <table:table-cell office:value-type="float" office:value="0.025006" calcext:value-type="float">
            <text:p>0.025006</text:p>
          </table:table-cell>
          <table:table-cell office:value-type="float" office:value="0.0140787" calcext:value-type="float">
            <text:p>0.0140787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.mp4:-mser </text:p>
          </table:table-cell>
          <table:table-cell office:value-type="float" office:value="0.0878224" calcext:value-type="float">
            <text:p>0.0878224</text:p>
          </table:table-cell>
          <table:table-cell office:value-type="float" office:value="0.126428" calcext:value-type="float">
            <text:p>0.126428</text:p>
          </table:table-cell>
          <table:table-cell office:value-type="string" calcext:value-type="string">
            <text:p>mser-neg </text:p>
          </table:table-cell>
          <table:table-cell office:value-type="float" office:value="0.0269406" calcext:value-type="float">
            <text:p>0.0269406</text:p>
          </table:table-cell>
          <table:table-cell office:value-type="float" office:value="0.00891089" calcext:value-type="float">
            <text:p>0.00891089</text:p>
          </table:table-cell>
          <table:table-cell office:value-type="float" office:value="1181" calcext:value-type="float">
            <text:p>1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3.mp4:-mser </text:p>
          </table:table-cell>
          <table:table-cell office:value-type="float" office:value="0.160919" calcext:value-type="float">
            <text:p>0.160919</text:p>
          </table:table-cell>
          <table:table-cell office:value-type="float" office:value="0.146083" calcext:value-type="float">
            <text:p>0.146083</text:p>
          </table:table-cell>
          <table:table-cell office:value-type="string" calcext:value-type="string">
            <text:p>mser-neg </text:p>
          </table:table-cell>
          <table:table-cell office:value-type="float" office:value="0.0653487" calcext:value-type="float">
            <text:p>0.0653487</text:p>
          </table:table-cell>
          <table:table-cell office:value-type="float" office:value="0.0251123" calcext:value-type="float">
            <text:p>0.0251123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5.mp4:-mser </text:p>
          </table:table-cell>
          <table:table-cell office:value-type="float" office:value="0.172805" calcext:value-type="float">
            <text:p>0.172805</text:p>
          </table:table-cell>
          <table:table-cell office:value-type="float" office:value="0.201634" calcext:value-type="float">
            <text:p>0.201634</text:p>
          </table:table-cell>
          <table:table-cell office:value-type="string" calcext:value-type="string">
            <text:p>mser-neg </text:p>
          </table:table-cell>
          <table:table-cell office:value-type="float" office:value="0.0598555" calcext:value-type="float">
            <text:p>0.0598555</text:p>
          </table:table-cell>
          <table:table-cell office:value-type="float" office:value="0.0146849" calcext:value-type="float">
            <text:p>0.0146849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6-31old.mp4:-mser </text:p>
          </table:table-cell>
          <table:table-cell office:value-type="float" office:value="0.114752" calcext:value-type="float">
            <text:p>0.114752</text:p>
          </table:table-cell>
          <table:table-cell office:value-type="float" office:value="0.198895" calcext:value-type="float">
            <text:p>0.198895</text:p>
          </table:table-cell>
          <table:table-cell office:value-type="string" calcext:value-type="string">
            <text:p>mser-neg </text:p>
          </table:table-cell>
          <table:table-cell office:value-type="float" office:value="0.0392781" calcext:value-type="float">
            <text:p>0.0392781</text:p>
          </table:table-cell>
          <table:table-cell office:value-type="float" office:value="0.0219691" calcext:value-type="float">
            <text:p>0.0219691</text:p>
          </table:table-cell>
          <table:table-cell office:value-type="float" office:value="1823" calcext:value-type="float">
            <text:p>1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.mp4:-mser </text:p>
          </table:table-cell>
          <table:table-cell office:value-type="float" office:value="0.195652" calcext:value-type="float">
            <text:p>0.195652</text:p>
          </table:table-cell>
          <table:table-cell office:value-type="float" office:value="0.176872" calcext:value-type="float">
            <text:p>0.176872</text:p>
          </table:table-cell>
          <table:table-cell office:value-type="string" calcext:value-type="string">
            <text:p>mser-neg </text:p>
          </table:table-cell>
          <table:table-cell office:value-type="float" office:value="0.0710961" calcext:value-type="float">
            <text:p>0.0710961</text:p>
          </table:table-cell>
          <table:table-cell office:value-type="float" office:value="0.0319636" calcext:value-type="float">
            <text:p>0.0319636</text:p>
          </table:table-cell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48.mp4:-mser </text:p>
          </table:table-cell>
          <table:table-cell office:value-type="float" office:value="0.103335" calcext:value-type="float">
            <text:p>0.103335</text:p>
          </table:table-cell>
          <table:table-cell office:value-type="float" office:value="0.122199" calcext:value-type="float">
            <text:p>0.122199</text:p>
          </table:table-cell>
          <table:table-cell office:value-type="string" calcext:value-type="string">
            <text:p>mser-neg </text:p>
          </table:table-cell>
          <table:table-cell office:value-type="float" office:value="0.00890212" calcext:value-type="float">
            <text:p>0.00890212</text:p>
          </table:table-cell>
          <table:table-cell office:value-type="float" office:value="0.00296386" calcext:value-type="float">
            <text:p>0.00296386</text:p>
          </table:table-cell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4.mp4:-mser </text:p>
          </table:table-cell>
          <table:table-cell office:value-type="float" office:value="0.146235" calcext:value-type="float">
            <text:p>0.146235</text:p>
          </table:table-cell>
          <table:table-cell office:value-type="float" office:value="0.113298" calcext:value-type="float">
            <text:p>0.113298</text:p>
          </table:table-cell>
          <table:table-cell office:value-type="string" calcext:value-type="string">
            <text:p>mser-neg </text:p>
          </table:table-cell>
          <table:table-cell office:value-type="float" office:value="0.059248" calcext:value-type="float">
            <text:p>0.059248</text:p>
          </table:table-cell>
          <table:table-cell office:value-type="float" office:value="0.0142358" calcext:value-type="float">
            <text:p>0.0142358</text:p>
          </table:table-cell>
          <table:table-cell office:value-type="float" office:value="704" calcext:value-type="float">
            <text:p>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5.mp4:-mser </text:p>
          </table:table-cell>
          <table:table-cell office:value-type="float" office:value="0.147894" calcext:value-type="float">
            <text:p>0.147894</text:p>
          </table:table-cell>
          <table:table-cell office:value-type="float" office:value="0.18069" calcext:value-type="float">
            <text:p>0.18069</text:p>
          </table:table-cell>
          <table:table-cell office:value-type="string" calcext:value-type="string">
            <text:p>mser-neg </text:p>
          </table:table-cell>
          <table:table-cell office:value-type="float" office:value="0.0298001" calcext:value-type="float">
            <text:p>0.0298001</text:p>
          </table:table-cell>
          <table:table-cell office:value-type="float" office:value="0.0134236" calcext:value-type="float">
            <text:p>0.0134236</text:p>
          </table:table-cell>
          <table:table-cell office:value-type="float" office:value="451" calcext:value-type="float">
            <text:p>4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68.mp4:-mser </text:p>
          </table:table-cell>
          <table:table-cell office:value-type="float" office:value="0.538959" calcext:value-type="float">
            <text:p>0.538959</text:p>
          </table:table-cell>
          <table:table-cell office:value-type="float" office:value="0.120524" calcext:value-type="float">
            <text:p>0.120524</text:p>
          </table:table-cell>
          <table:table-cell office:value-type="string" calcext:value-type="string">
            <text:p>mser-neg </text:p>
          </table:table-cell>
          <table:table-cell office:value-type="float" office:value="0.0174848" calcext:value-type="float">
            <text:p>0.0174848</text:p>
          </table:table-cell>
          <table:table-cell office:value-type="float" office:value="0.00741844" calcext:value-type="float">
            <text:p>0.00741844</text:p>
          </table:table-cell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77.mp4:-mser </text:p>
          </table:table-cell>
          <table:table-cell office:value-type="float" office:value="0.43785" calcext:value-type="float">
            <text:p>0.43785</text:p>
          </table:table-cell>
          <table:table-cell office:value-type="float" office:value="0.217081" calcext:value-type="float">
            <text:p>0.217081</text:p>
          </table:table-cell>
          <table:table-cell office:value-type="string" calcext:value-type="string">
            <text:p>mser-neg </text:p>
          </table:table-cell>
          <table:table-cell office:value-type="float" office:value="0.0389154" calcext:value-type="float">
            <text:p>0.0389154</text:p>
          </table:table-cell>
          <table:table-cell office:value-type="float" office:value="0.0217449" calcext:value-type="float">
            <text:p>0.0217449</text:p>
          </table:table-cell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79.mp4:-mser </text:p>
          </table:table-cell>
          <table:table-cell office:value-type="float" office:value="0.216992" calcext:value-type="float">
            <text:p>0.216992</text:p>
          </table:table-cell>
          <table:table-cell office:value-type="float" office:value="0.183814" calcext:value-type="float">
            <text:p>0.183814</text:p>
          </table:table-cell>
          <table:table-cell office:value-type="string" calcext:value-type="string">
            <text:p>mser-neg </text:p>
          </table:table-cell>
          <table:table-cell office:value-type="float" office:value="0.0187561" calcext:value-type="float">
            <text:p>0.0187561</text:p>
          </table:table-cell>
          <table:table-cell office:value-type="float" office:value="0.0124304" calcext:value-type="float">
            <text:p>0.0124304</text:p>
          </table:table-cell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7.mp4:-mser </text:p>
          </table:table-cell>
          <table:table-cell office:value-type="float" office:value="0.300927" calcext:value-type="float">
            <text:p>0.300927</text:p>
          </table:table-cell>
          <table:table-cell office:value-type="float" office:value="0.299027" calcext:value-type="float">
            <text:p>0.299027</text:p>
          </table:table-cell>
          <table:table-cell office:value-type="string" calcext:value-type="string">
            <text:p>mser-neg </text:p>
          </table:table-cell>
          <table:table-cell office:value-type="float" office:value="0.0152639" calcext:value-type="float">
            <text:p>0.0152639</text:p>
          </table:table-cell>
          <table:table-cell office:value-type="float" office:value="0.00670065" calcext:value-type="float">
            <text:p>0.00670065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8.mp4:-mser </text:p>
          </table:table-cell>
          <table:table-cell office:value-type="float" office:value="0.142377" calcext:value-type="float">
            <text:p>0.142377</text:p>
          </table:table-cell>
          <table:table-cell office:value-type="float" office:value="0.161804" calcext:value-type="float">
            <text:p>0.161804</text:p>
          </table:table-cell>
          <table:table-cell office:value-type="string" calcext:value-type="string">
            <text:p>mser-neg </text:p>
          </table:table-cell>
          <table:table-cell office:value-type="float" office:value="0.0231964" calcext:value-type="float">
            <text:p>0.0231964</text:p>
          </table:table-cell>
          <table:table-cell office:value-type="float" office:value="0.0103764" calcext:value-type="float">
            <text:p>0.0103764</text:p>
          </table:table-cell>
          <table:table-cell office:value-type="float" office:value="539" calcext:value-type="float">
            <text:p>53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0T04:29:34.210374375</dc:date>
    <meta:document-statistic meta:table-count="1" meta:cell-count="200" meta:object-count="0"/>
    <meta:generator>LibreOffice/4.2.8.2$Linux_X86_64 LibreOffice_project/420m0$Build-2</meta:generator>
  </office:meta>
</office:document-meta>
</file>